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3792" calcext:value-type="float">
            <text:p>43.2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9032" calcext:value-type="float">
            <text:p>43.3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0368" calcext:value-type="float">
            <text:p>43.3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1704" calcext:value-type="float">
            <text:p>43.3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924" calcext:value-type="float">
            <text:p>43.4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4856" calcext:value-type="float">
            <text:p>43.4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1808" calcext:value-type="float">
            <text:p>43.4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7528" calcext:value-type="float">
            <text:p>43.4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4688" calcext:value-type="float">
            <text:p>43.6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744" calcext:value-type="float">
            <text:p>43.6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8904" calcext:value-type="float">
            <text:p>43.8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5856" calcext:value-type="float">
            <text:p>43.8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0344" calcext:value-type="float">
            <text:p>43.9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4288" calcext:value-type="float">
            <text:p>44.2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6688" calcext:value-type="float">
            <text:p>44.3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5816" calcext:value-type="float">
            <text:p>43.4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1808" calcext:value-type="float">
            <text:p>43.4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9-02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4248" calcext:value-type="float">
            <text:p>43.8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4688" calcext:value-type="float">
            <text:p>43.6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0864" calcext:value-type="float">
            <text:p>44.2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2432" calcext:value-type="float">
            <text:p>43.8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26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22" calcext:value-type="float">
            <text:p>44.2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0536" calcext:value-type="float">
            <text:p>43.1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3792" calcext:value-type="float">
            <text:p>43.2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1432" calcext:value-type="float">
            <text:p>43.4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1368" calcext:value-type="float">
            <text:p>43.7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404" calcext:value-type="float">
            <text:p>43.7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9032" calcext:value-type="float">
            <text:p>43.3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7904" calcext:value-type="float">
            <text:p>43.4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5608" calcext:value-type="float">
            <text:p>43.3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07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0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14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05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648" calcext:value-type="float">
            <text:p>43.2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4856" calcext:value-type="float">
            <text:p>43.4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8216" calcext:value-type="float">
            <text:p>43.6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792" calcext:value-type="float">
            <text:p>44.0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04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2112" calcext:value-type="float">
            <text:p>45.0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692" calcext:value-type="float">
            <text:p>43.9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3768" calcext:value-type="float">
            <text:p>43.8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596" calcext:value-type="float">
            <text:p>43.8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4752" calcext:value-type="float">
            <text:p>43.3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1056" calcext:value-type="float">
            <text:p>43.5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5856" calcext:value-type="float">
            <text:p>43.8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1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08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8904" calcext:value-type="float">
            <text:p>43.8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13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19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27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2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3752" calcext:value-type="float">
            <text:p>42.9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1872" calcext:value-type="float">
            <text:p>43.1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856" calcext:value-type="float">
            <text:p>43.0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0536" calcext:value-type="float">
            <text:p>43.1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1704" calcext:value-type="float">
            <text:p>43.3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7904" calcext:value-type="float">
            <text:p>43.4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1912" calcext:value-type="float">
            <text:p>43.4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0784" calcext:value-type="float">
            <text:p>43.6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0784" calcext:value-type="float">
            <text:p>43.6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0784" calcext:value-type="float">
            <text:p>43.6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8216" calcext:value-type="float">
            <text:p>43.6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7296" calcext:value-type="float">
            <text:p>43.8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9048" calcext:value-type="float">
            <text:p>44.1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3432" calcext:value-type="float">
            <text:p>44.2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2008" calcext:value-type="float">
            <text:p>45.0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7336" calcext:value-type="float">
            <text:p>44.2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16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5712" calcext:value-type="float">
            <text:p>43.4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3624" calcext:value-type="float">
            <text:p>43.4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632" calcext:value-type="float">
            <text:p>43.5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7944" calcext:value-type="float">
            <text:p>43.7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2768" calcext:value-type="float">
            <text:p>43.4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1056" calcext:value-type="float">
            <text:p>43.5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888" calcext:value-type="float">
            <text:p>43.2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0368" calcext:value-type="float">
            <text:p>43.3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7528" calcext:value-type="float">
            <text:p>43.4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8672" calcext:value-type="float">
            <text:p>44.2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0112" calcext:value-type="float">
            <text:p>44.3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8216" calcext:value-type="float">
            <text:p>43.6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05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9032" calcext:value-type="float">
            <text:p>43.3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2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26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008" calcext:value-type="float">
            <text:p>42.7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008" calcext:value-type="float">
            <text:p>42.7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856" calcext:value-type="float">
            <text:p>43.0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1-01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2248" calcext:value-type="float">
            <text:p>43.1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2768" calcext:value-type="float">
            <text:p>43.4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5712" calcext:value-type="float">
            <text:p>43.4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768" calcext:value-type="float">
            <text:p>43.1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2248" calcext:value-type="float">
            <text:p>43.1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1912" calcext:value-type="float">
            <text:p>43.4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0784" calcext:value-type="float">
            <text:p>43.6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0032" calcext:value-type="float">
            <text:p>43.6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7568" calcext:value-type="float">
            <text:p>43.7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4304" calcext:value-type="float">
            <text:p>45.1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9048" calcext:value-type="float">
            <text:p>44.1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3768" calcext:value-type="float">
            <text:p>43.8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7568" calcext:value-type="float">
            <text:p>43.7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0784" calcext:value-type="float">
            <text:p>43.6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712" calcext:value-type="float">
            <text:p>43.7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8528" calcext:value-type="float">
            <text:p>43.8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2536" calcext:value-type="float">
            <text:p>43.9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20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0384" calcext:value-type="float">
            <text:p>44.2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1736" calcext:value-type="float">
            <text:p>45.1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4688" calcext:value-type="float">
            <text:p>43.6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3752" calcext:value-type="float">
            <text:p>42.9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8344" calcext:value-type="float">
            <text:p>43.1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2-01-27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2-2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2-2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1-1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1-1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0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2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19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1432" calcext:value-type="float">
            <text:p>43.4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4688" calcext:value-type="float">
            <text:p>43.6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0512" calcext:value-type="float">
            <text:p>43.7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6648" calcext:value-type="float">
            <text:p>44.0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4624" calcext:value-type="float">
            <text:p>43.8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1432" calcext:value-type="float">
            <text:p>43.4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05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17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03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268" calcext:value-type="float">
            <text:p>42.40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85470967742" calcext:value-type="float">
            <text:p>42.698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93015" calcext:value-type="float">
            <text:p>43.1793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512" calcext:value-type="float">
            <text:p>43.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900925" calcext:value-type="float">
            <text:p>43.8890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9848" calcext:value-type="float">
            <text:p>45.0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20565" calcext:value-type="float">
            <text:p>46.1720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7953548387" calcext:value-type="float">
            <text:p>44.8937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92761290323" calcext:value-type="float">
            <text:p>42.509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87625806452" calcext:value-type="float">
            <text:p>41.718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7109677419" calcext:value-type="float">
            <text:p>41.809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7528" calcext:value-type="float">
            <text:p>42.0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51870967742" calcext:value-type="float">
            <text:p>42.485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927525" calcext:value-type="float">
            <text:p>42.9692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7528" calcext:value-type="float">
            <text:p>43.4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8996" calcext:value-type="float">
            <text:p>44.79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3768" calcext:value-type="float">
            <text:p>45.1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3085" calcext:value-type="float">
            <text:p>45.9023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45295483871" calcext:value-type="float">
            <text:p>45.1145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1896774194" calcext:value-type="float">
            <text:p>43.8331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5528516129" calcext:value-type="float">
            <text:p>42.3655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9608516129" calcext:value-type="float">
            <text:p>40.7196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46518709678" calcext:value-type="float">
            <text:p>40.734651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21468387097" calcext:value-type="float">
            <text:p>41.19214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7223225807" calcext:value-type="float">
            <text:p>41.56872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62176" calcext:value-type="float">
            <text:p>42.07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9087272727" calcext:value-type="float">
            <text:p>42.876908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1982857143" calcext:value-type="float">
            <text:p>43.3331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1594" calcext:value-type="float">
            <text:p>42.47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82518709678" calcext:value-type="float">
            <text:p>42.868251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6064" calcext:value-type="float">
            <text:p>42.74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95152" calcext:value-type="float">
            <text:p>43.00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1968" calcext:value-type="float">
            <text:p>42.1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538025" calcext:value-type="float">
            <text:p>42.2853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4417142857" calcext:value-type="float">
            <text:p>42.55944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9522580645" calcext:value-type="float">
            <text:p>42.879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93388387097" calcext:value-type="float">
            <text:p>43.1093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1896" calcext:value-type="float">
            <text:p>43.37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8414" calcext:value-type="float">
            <text:p>43.698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80416" calcext:value-type="float">
            <text:p>44.47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8480516129" calcext:value-type="float">
            <text:p>44.6484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50975" calcext:value-type="float">
            <text:p>42.9405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3904" calcext:value-type="float">
            <text:p>43.1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1734193548" calcext:value-type="float">
            <text:p>43.4941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03696" calcext:value-type="float">
            <text:p>42.53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4123870968" calcext:value-type="float">
            <text:p>42.2844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3277142857" calcext:value-type="float">
            <text:p>42.40932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97403636364" calcext:value-type="float">
            <text:p>42.649740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23174193548" calcext:value-type="float">
            <text:p>43.122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0016" calcext:value-type="float">
            <text:p>44.03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85115" calcext:value-type="float">
            <text:p>44.4785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58" calcext:value-type="float">
            <text:p>45.1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32611612903" calcext:value-type="float">
            <text:p>46.2732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358575" calcext:value-type="float">
            <text:p>45.4535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2256" calcext:value-type="float">
            <text:p>44.29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9542" calcext:value-type="float">
            <text:p>43.579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34848" calcext:value-type="float">
            <text:p>41.95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5935" calcext:value-type="float">
            <text:p>41.3245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5970909091" calcext:value-type="float">
            <text:p>42.946597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21168" calcext:value-type="float">
            <text:p>43.96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0205714286" calcext:value-type="float">
            <text:p>44.41502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55958709678" calcext:value-type="float">
            <text:p>43.715595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4856" calcext:value-type="float">
            <text:p>43.4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139" calcext:value-type="float">
            <text:p>42.6411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65416" calcext:value-type="float">
            <text:p>41.3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22625" calcext:value-type="float">
            <text:p>41.4342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4748137931" calcext:value-type="float">
            <text:p>41.694748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04624516129" calcext:value-type="float">
            <text:p>42.0704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13095" calcext:value-type="float">
            <text:p>42.4813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85581935484" calcext:value-type="float">
            <text:p>43.00855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07901935484" calcext:value-type="float">
            <text:p>43.3407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97298064516" calcext:value-type="float">
            <text:p>44.6397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1357419355" calcext:value-type="float">
            <text:p>45.8351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49175" calcext:value-type="float">
            <text:p>43.9394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82728" calcext:value-type="float">
            <text:p>41.90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796625" calcext:value-type="float">
            <text:p>40.8779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39648" calcext:value-type="float">
            <text:p>40.7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01175" calcext:value-type="float">
            <text:p>40.8610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82374285714" calcext:value-type="float">
            <text:p>41.08823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02625" calcext:value-type="float">
            <text:p>41.3580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74209032258" calcext:value-type="float">
            <text:p>41.62742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05384" calcext:value-type="float">
            <text:p>41.9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602825" calcext:value-type="float">
            <text:p>42.1360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16344" calcext:value-type="float">
            <text:p>42.59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18735" calcext:value-type="float">
            <text:p>42.4218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86976" calcext:value-type="float">
            <text:p>42.894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16598709677" calcext:value-type="float">
            <text:p>41.94165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8385" calcext:value-type="float">
            <text:p>42.1418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8354285714" calcext:value-type="float">
            <text:p>42.44383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80725" calcext:value-type="float">
            <text:p>42.6538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99245" calcext:value-type="float">
            <text:p>42.8299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2368" calcext:value-type="float">
            <text:p>43.14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23445" calcext:value-type="float">
            <text:p>43.1423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6180869565" calcext:value-type="float">
            <text:p>43.376618086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353088" calcext:value-type="float">
            <text:p>44.313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73814193549" calcext:value-type="float">
            <text:p>44.777381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5456516129" calcext:value-type="float">
            <text:p>44.0754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0753548387" calcext:value-type="float">
            <text:p>44.0860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0147096774" calcext:value-type="float">
            <text:p>42.8880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6276129032" calcext:value-type="float">
            <text:p>42.2366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25291428572" calcext:value-type="float">
            <text:p>42.442529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642" calcext:value-type="float">
            <text:p>42.220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8379354839" calcext:value-type="float">
            <text:p>42.3708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77645714286" calcext:value-type="float">
            <text:p>42.74776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68273684211" calcext:value-type="float">
            <text:p>43.596827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10048" calcext:value-type="float">
            <text:p>44.97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58203636364" calcext:value-type="float">
            <text:p>44.305820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76016" calcext:value-type="float">
            <text:p>44.76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978" calcext:value-type="float">
            <text:p>42.68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67664" calcext:value-type="float">
            <text:p>40.7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877975" calcext:value-type="float">
            <text:p>40.5287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57725714286" calcext:value-type="float">
            <text:p>40.52577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747875" calcext:value-type="float">
            <text:p>40.7874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37865" calcext:value-type="float">
            <text:p>40.9637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7512" calcext:value-type="float">
            <text:p>41.3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893975" calcext:value-type="float">
            <text:p>41.8089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19656" calcext:value-type="float">
            <text:p>42.0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15101935484" calcext:value-type="float">
            <text:p>41.48151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03372903226" calcext:value-type="float">
            <text:p>40.7003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6628" calcext:value-type="float">
            <text:p>40.0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7052903226" calcext:value-type="float">
            <text:p>39.83470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79096774194" calcext:value-type="float">
            <text:p>39.687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4417142857" calcext:value-type="float">
            <text:p>39.89244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73675" calcext:value-type="float">
            <text:p>40.1847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791375" calcext:value-type="float">
            <text:p>40.4579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69008" calcext:value-type="float">
            <text:p>40.83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82355" calcext:value-type="float">
            <text:p>41.5082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4732903226" calcext:value-type="float">
            <text:p>41.7884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5908965517" calcext:value-type="float">
            <text:p>41.763590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16443870968" calcext:value-type="float">
            <text:p>40.7116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43922580645" calcext:value-type="float">
            <text:p>40.304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4189090909" calcext:value-type="float">
            <text:p>40.239418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83830769231" calcext:value-type="float">
            <text:p>41.86838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536864" calcext:value-type="float">
            <text:p>42.37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847872" calcext:value-type="float">
            <text:p>43.088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77484444445" calcext:value-type="float">
            <text:p>42.747748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12214193548" calcext:value-type="float">
            <text:p>41.2112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1388" calcext:value-type="float">
            <text:p>40.0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50116129032" calcext:value-type="float">
            <text:p>39.975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40063448276" calcext:value-type="float">
            <text:p>40.174006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24717419355" calcext:value-type="float">
            <text:p>40.5224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06781935484" calcext:value-type="float">
            <text:p>40.9206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30606451613" calcext:value-type="float">
            <text:p>41.203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4732903226" calcext:value-type="float">
            <text:p>41.4074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61952" calcext:value-type="float">
            <text:p>41.84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4286451613" calcext:value-type="float">
            <text:p>43.0044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33464" calcext:value-type="float">
            <text:p>42.57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27230967742" calcext:value-type="float">
            <text:p>42.5827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363" calcext:value-type="float">
            <text:p>42.5283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07545806452" calcext:value-type="float">
            <text:p>40.1307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358275" calcext:value-type="float">
            <text:p>39.3335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82697142857" calcext:value-type="float">
            <text:p>39.27826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946" calcext:value-type="float">
            <text:p>39.572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91989677419" calcext:value-type="float">
            <text:p>39.9991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95744516129" calcext:value-type="float">
            <text:p>40.2995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15225806452" calcext:value-type="float">
            <text:p>40.941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302825" calcext:value-type="float">
            <text:p>40.9930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90807741935" calcext:value-type="float">
            <text:p>41.65908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7342" calcext:value-type="float">
            <text:p>41.217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78513548387" calcext:value-type="float">
            <text:p>40.0078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90624516129" calcext:value-type="float">
            <text:p>38.4890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170075" calcext:value-type="float">
            <text:p>37.9917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5234285714" calcext:value-type="float">
            <text:p>38.04252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335" calcext:value-type="float">
            <text:p>38.23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62105714286" calcext:value-type="float">
            <text:p>38.69621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7800516129" calcext:value-type="float">
            <text:p>39.2078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95181935484" calcext:value-type="float">
            <text:p>39.2595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0774193548" calcext:value-type="float">
            <text:p>39.297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30823225806" calcext:value-type="float">
            <text:p>38.3530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49218064516" calcext:value-type="float">
            <text:p>38.17492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02428387097" calcext:value-type="float">
            <text:p>38.15024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90376" calcext:value-type="float">
            <text:p>37.96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90978064516" calcext:value-type="float">
            <text:p>38.0590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2766896552" calcext:value-type="float">
            <text:p>38.264276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47625" calcext:value-type="float">
            <text:p>38.4814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17747096774" calcext:value-type="float">
            <text:p>38.6817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3086451613" calcext:value-type="float">
            <text:p>38.9963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8276129032" calcext:value-type="float">
            <text:p>39.2648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4433548387" calcext:value-type="float">
            <text:p>39.79144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5689" calcext:value-type="float">
            <text:p>40.9456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58621935484" calcext:value-type="float">
            <text:p>39.7258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1096774194" calcext:value-type="float">
            <text:p>39.764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41158709677" calcext:value-type="float">
            <text:p>39.4941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2926451613" calcext:value-type="float">
            <text:p>38.8682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9452903226" calcext:value-type="float">
            <text:p>38.3259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7932" calcext:value-type="float">
            <text:p>38.3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45636" calcext:value-type="float">
            <text:p>38.49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9216" calcext:value-type="float">
            <text:p>38.6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24850526316" calcext:value-type="float">
            <text:p>38.772485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52964705882" calcext:value-type="float">
            <text:p>39.015296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19654193548" calcext:value-type="float">
            <text:p>38.7819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90675" calcext:value-type="float">
            <text:p>38.8779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452775" calcext:value-type="float">
            <text:p>39.2745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17563870968" calcext:value-type="float">
            <text:p>39.3217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3569" calcext:value-type="float">
            <text:p>39.2235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3752516129" calcext:value-type="float">
            <text:p>38.8237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42175" calcext:value-type="float">
            <text:p>38.8074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18471724138" calcext:value-type="float">
            <text:p>39.031847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6617" calcext:value-type="float">
            <text:p>39.2266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08250322581" calcext:value-type="float">
            <text:p>39.4408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3290322581" calcext:value-type="float">
            <text:p>40.425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90121290323" calcext:value-type="float">
            <text:p>41.1590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6274" calcext:value-type="float">
            <text:p>41.816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230375" calcext:value-type="float">
            <text:p>41.2923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48650322581" calcext:value-type="float">
            <text:p>41.2848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1314" calcext:value-type="float">
            <text:p>40.231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9966451613" calcext:value-type="float">
            <text:p>38.78599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379975" calcext:value-type="float">
            <text:p>38.7837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4835862069" calcext:value-type="float">
            <text:p>38.85548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31425" calcext:value-type="float">
            <text:p>39.0903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5210322581" calcext:value-type="float">
            <text:p>39.2945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81298064516" calcext:value-type="float">
            <text:p>39.4581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26365" calcext:value-type="float">
            <text:p>39.3826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22699354839" calcext:value-type="float">
            <text:p>40.1122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46956521739" calcext:value-type="float">
            <text:p>40.054695652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38273846154" calcext:value-type="float">
            <text:p>39.473827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44110967742" calcext:value-type="float">
            <text:p>39.3244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211" calcext:value-type="float">
            <text:p>39.407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57140645161" calcext:value-type="float">
            <text:p>38.2457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382375" calcext:value-type="float">
            <text:p>38.2138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83128275862" calcext:value-type="float">
            <text:p>38.448312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87775" calcext:value-type="float">
            <text:p>38.6458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40704516129" calcext:value-type="float">
            <text:p>38.9340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125275" calcext:value-type="float">
            <text:p>39.7412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34147692308" calcext:value-type="float">
            <text:p>41.213414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83657142857" calcext:value-type="float">
            <text:p>40.8083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0784" calcext:value-type="float">
            <text:p>41.3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02429090909" calcext:value-type="float">
            <text:p>39.720242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5679483871" calcext:value-type="float">
            <text:p>38.1656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57083870968" calcext:value-type="float">
            <text:p>38.175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90743225807" calcext:value-type="float">
            <text:p>38.28907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043225" calcext:value-type="float">
            <text:p>38.5104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55205" calcext:value-type="float">
            <text:p>38.8355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03396129032" calcext:value-type="float">
            <text:p>39.1703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8626" calcext:value-type="float">
            <text:p>39.298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1953548387" calcext:value-type="float">
            <text:p>40.0931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110225" calcext:value-type="float">
            <text:p>40.0611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8915" calcext:value-type="float">
            <text:p>38.7558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35545806452" calcext:value-type="float">
            <text:p>39.6735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016275" calcext:value-type="float">
            <text:p>38.6401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99251612903" calcext:value-type="float">
            <text:p>37.869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2077" calcext:value-type="float">
            <text:p>37.192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5234" calcext:value-type="float">
            <text:p>37.305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3050322581" calcext:value-type="float">
            <text:p>37.5663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87163870968" calcext:value-type="float">
            <text:p>37.8587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2304" calcext:value-type="float">
            <text:p>37.96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07128" calcext:value-type="float">
            <text:p>38.57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8606451613" calcext:value-type="float">
            <text:p>39.221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63252173913" calcext:value-type="float">
            <text:p>40.006325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61866666667" calcext:value-type="float">
            <text:p>37.6461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02125" calcext:value-type="float">
            <text:p>37.1270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77552" calcext:value-type="float">
            <text:p>36.54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17837419355" calcext:value-type="float">
            <text:p>36.5417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1357142857" calcext:value-type="float">
            <text:p>36.68213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65661935484" calcext:value-type="float">
            <text:p>36.9765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4043870968" calcext:value-type="float">
            <text:p>37.2674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71408" calcext:value-type="float">
            <text:p>37.67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00516129032" calcext:value-type="float">
            <text:p>38.390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40992" calcext:value-type="float">
            <text:p>39.55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9429677419" calcext:value-type="float">
            <text:p>39.0939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76118709678" calcext:value-type="float">
            <text:p>37.747611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5776" calcext:value-type="float">
            <text:p>36.82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60516129032" calcext:value-type="float">
            <text:p>36.866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20528" calcext:value-type="float">
            <text:p>36.59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39873548387" calcext:value-type="float">
            <text:p>36.5239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4622857143" calcext:value-type="float">
            <text:p>36.68246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56467096774" calcext:value-type="float">
            <text:p>36.8956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8846451613" calcext:value-type="float">
            <text:p>37.1278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95568" calcext:value-type="float">
            <text:p>37.44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3267096774" calcext:value-type="float">
            <text:p>37.7643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6752" calcext:value-type="float">
            <text:p>38.44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43481290323" calcext:value-type="float">
            <text:p>38.8943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7871428571" calcext:value-type="float">
            <text:p>38.79178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2496" calcext:value-type="float">
            <text:p>37.63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3327483871" calcext:value-type="float">
            <text:p>36.8733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83808" calcext:value-type="float">
            <text:p>36.16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8882580645" calcext:value-type="float">
            <text:p>36.2718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5155862069" calcext:value-type="float">
            <text:p>36.44451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0410322581" calcext:value-type="float">
            <text:p>36.5970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8892903226" calcext:value-type="float">
            <text:p>36.7348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24256" calcext:value-type="float">
            <text:p>36.88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04988387097" calcext:value-type="float">
            <text:p>37.1504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772" calcext:value-type="float">
            <text:p>37.6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1677419355" calcext:value-type="float">
            <text:p>37.328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4183483871" calcext:value-type="float">
            <text:p>36.86418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676" calcext:value-type="float">
            <text:p>36.01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5956129032" calcext:value-type="float">
            <text:p>35.8845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1616" calcext:value-type="float">
            <text:p>35.02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60141935484" calcext:value-type="float">
            <text:p>34.8460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1322" calcext:value-type="float">
            <text:p>34.961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7749677419" calcext:value-type="float">
            <text:p>35.08277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1791483871" calcext:value-type="float">
            <text:p>35.2517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10264" calcext:value-type="float">
            <text:p>35.44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51512258065" calcext:value-type="float">
            <text:p>35.63515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24504" calcext:value-type="float">
            <text:p>35.91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3086451613" calcext:value-type="float">
            <text:p>35.9483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44449032258" calcext:value-type="float">
            <text:p>36.1044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8592" calcext:value-type="float">
            <text:p>36.49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61796129032" calcext:value-type="float">
            <text:p>36.3661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324" calcext:value-type="float">
            <text:p>35.99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8059354839" calcext:value-type="float">
            <text:p>36.0188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5314285714" calcext:value-type="float">
            <text:p>36.2015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82327741936" calcext:value-type="float">
            <text:p>36.39823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6263225806" calcext:value-type="float">
            <text:p>36.60962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47496" calcext:value-type="float">
            <text:p>36.93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0397419355" calcext:value-type="float">
            <text:p>37.44703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21576" calcext:value-type="float">
            <text:p>37.53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75654193548" calcext:value-type="float">
            <text:p>37.8675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2206451613" calcext:value-type="float">
            <text:p>37.149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90416" calcext:value-type="float">
            <text:p>37.23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60529032258" calcext:value-type="float">
            <text:p>36.0160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28072" calcext:value-type="float">
            <text:p>35.31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92061935484" calcext:value-type="float">
            <text:p>35.2392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09662857143" calcext:value-type="float">
            <text:p>35.38096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14381935484" calcext:value-type="float">
            <text:p>35.5714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11602580645" calcext:value-type="float">
            <text:p>35.7811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16552" calcext:value-type="float">
            <text:p>36.00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63649032258" calcext:value-type="float">
            <text:p>36.2263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646" calcext:value-type="float">
            <text:p>36.44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6433548387" calcext:value-type="float">
            <text:p>36.81964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0136774193" calcext:value-type="float">
            <text:p>36.71001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53465806452" calcext:value-type="float">
            <text:p>36.4853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79376" calcext:value-type="float">
            <text:p>35.51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6459354839" calcext:value-type="float">
            <text:p>35.5006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4468965517" calcext:value-type="float">
            <text:p>35.65844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6516129032" calcext:value-type="float">
            <text:p>35.951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1677419355" calcext:value-type="float">
            <text:p>36.185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55408" calcext:value-type="float">
            <text:p>36.30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12348387097" calcext:value-type="float">
            <text:p>36.181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4488" calcext:value-type="float">
            <text:p>36.20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65104516129" calcext:value-type="float">
            <text:p>35.5965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70366451613" calcext:value-type="float">
            <text:p>35.6770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14752" calcext:value-type="float">
            <text:p>35.83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5752516129" calcext:value-type="float">
            <text:p>35.7757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9736" calcext:value-type="float">
            <text:p>35.93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99974193548" calcext:value-type="float">
            <text:p>35.989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65734285714" calcext:value-type="float">
            <text:p>36.15657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26689032258" calcext:value-type="float">
            <text:p>36.3726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40508387097" calcext:value-type="float">
            <text:p>36.61405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5144" calcext:value-type="float">
            <text:p>36.93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67388387097" calcext:value-type="float">
            <text:p>37.5467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47728" calcext:value-type="float">
            <text:p>38.03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14748387097" calcext:value-type="float">
            <text:p>38.101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0523870968" calcext:value-type="float">
            <text:p>37.4990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22576" calcext:value-type="float">
            <text:p>37.06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57945" calcext:value-type="float">
            <text:p>36.4557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49632" calcext:value-type="float">
            <text:p>35.54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62792258065" calcext:value-type="float">
            <text:p>35.51627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1228571429" calcext:value-type="float">
            <text:p>35.5451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6536774194" calcext:value-type="float">
            <text:p>35.73465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1460645161" calcext:value-type="float">
            <text:p>35.9871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4736" calcext:value-type="float">
            <text:p>36.1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23452903226" calcext:value-type="float">
            <text:p>36.1923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1888" calcext:value-type="float">
            <text:p>36.28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51390967742" calcext:value-type="float">
            <text:p>36.0051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17907096774" calcext:value-type="float">
            <text:p>35.7617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99376" calcext:value-type="float">
            <text:p>36.27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6273548387" calcext:value-type="float">
            <text:p>35.92962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384" calcext:value-type="float">
            <text:p>35.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3050322581" calcext:value-type="float">
            <text:p>35.6613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82502857143" calcext:value-type="float">
            <text:p>35.74825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97780645161" calcext:value-type="float">
            <text:p>35.709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93672258065" calcext:value-type="float">
            <text:p>35.83936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59632" calcext:value-type="float">
            <text:p>35.92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5543225806" calcext:value-type="float">
            <text:p>36.03355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43344" calcext:value-type="float">
            <text:p>36.25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1917419355" calcext:value-type="float">
            <text:p>36.7581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20092903226" calcext:value-type="float">
            <text:p>36.5520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39816" calcext:value-type="float">
            <text:p>36.12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27571612903" calcext:value-type="float">
            <text:p>35.38275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59872" calcext:value-type="float">
            <text:p>35.35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80609032258" calcext:value-type="float">
            <text:p>35.31806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8913103448" calcext:value-type="float">
            <text:p>35.469891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97375483871" calcext:value-type="float">
            <text:p>35.7297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96100645161" calcext:value-type="float">
            <text:p>35.8896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97540645161" calcext:value-type="float">
            <text:p>36.27975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25872" calcext:value-type="float">
            <text:p>36.09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88113548387" calcext:value-type="float">
            <text:p>36.2588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06105806452" calcext:value-type="float">
            <text:p>35.9306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52776" calcext:value-type="float">
            <text:p>35.82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4446451613" calcext:value-type="float">
            <text:p>35.5124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50784" calcext:value-type="float">
            <text:p>35.09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19770322581" calcext:value-type="float">
            <text:p>34.94197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79822857143" calcext:value-type="float">
            <text:p>35.12798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95646451613" calcext:value-type="float">
            <text:p>35.3295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85752258064" calcext:value-type="float">
            <text:p>35.59857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4704" calcext:value-type="float">
            <text:p>35.94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3056" calcext:value-type="float">
            <text:p>36.17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62779354839" calcext:value-type="float">
            <text:p>36.3662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78740645161" calcext:value-type="float">
            <text:p>36.4778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01944" calcext:value-type="float">
            <text:p>36.15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07378064516" calcext:value-type="float">
            <text:p>35.9407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2192" calcext:value-type="float">
            <text:p>34.79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65009032258" calcext:value-type="float">
            <text:p>34.2665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63285714286" calcext:value-type="float">
            <text:p>34.3063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22379354839" calcext:value-type="float">
            <text:p>34.5222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47535483871" calcext:value-type="float">
            <text:p>34.714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7632" calcext:value-type="float">
            <text:p>34.96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996" calcext:value-type="float">
            <text:p>35.14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2456516129" calcext:value-type="float">
            <text:p>35.3124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49667096774" calcext:value-type="float">
            <text:p>35.2649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12376" calcext:value-type="float">
            <text:p>35.25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083" calcext:value-type="float">
            <text:p>34.5730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31344" calcext:value-type="float">
            <text:p>34.27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29037419355" calcext:value-type="float">
            <text:p>34.0729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3917142857" calcext:value-type="float">
            <text:p>34.15839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75824516129" calcext:value-type="float">
            <text:p>34.2675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01329032258" calcext:value-type="float">
            <text:p>34.370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6744" calcext:value-type="float">
            <text:p>34.40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3319483871" calcext:value-type="float">
            <text:p>34.5233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6904" calcext:value-type="float">
            <text:p>34.14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05323870968" calcext:value-type="float">
            <text:p>34.1005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20529032258" calcext:value-type="float">
            <text:p>34.4920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7592" calcext:value-type="float">
            <text:p>34.3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75021935484" calcext:value-type="float">
            <text:p>33.7975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9704" calcext:value-type="float">
            <text:p>33.6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8046451613" calcext:value-type="float">
            <text:p>33.82080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00347586207" calcext:value-type="float">
            <text:p>33.990034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25390967742" calcext:value-type="float">
            <text:p>34.2525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521696" calcext:value-type="float">
            <text:p>34.39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5389090909" calcext:value-type="float">
            <text:p>34.722538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35215483871" calcext:value-type="float">
            <text:p>34.7635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51424" calcext:value-type="float">
            <text:p>34.84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02369032258" calcext:value-type="float">
            <text:p>34.4402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29848" calcext:value-type="float">
            <text:p>34.14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04518709677" calcext:value-type="float">
            <text:p>33.80045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35222857143" calcext:value-type="float">
            <text:p>33.73352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7776" calcext:value-type="float">
            <text:p>33.7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81666666667" calcext:value-type="float">
            <text:p>34.4381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50198709677" calcext:value-type="float">
            <text:p>34.5350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4664" calcext:value-type="float">
            <text:p>34.64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4996129032" calcext:value-type="float">
            <text:p>34.7354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23184" calcext:value-type="float">
            <text:p>34.60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1517419355" calcext:value-type="float">
            <text:p>34.5331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95078709677" calcext:value-type="float">
            <text:p>34.6295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4856" calcext:value-type="float">
            <text:p>34.69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09540645161" calcext:value-type="float">
            <text:p>34.45095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6764" calcext:value-type="float">
            <text:p>34.30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06072258065" calcext:value-type="float">
            <text:p>34.33060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66948571429" calcext:value-type="float">
            <text:p>34.40669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81950967742" calcext:value-type="float">
            <text:p>34.5481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31232" calcext:value-type="float">
            <text:p>34.79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36658064516" calcext:value-type="float">
            <text:p>34.983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23304" calcext:value-type="float">
            <text:p>34.95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77140645161" calcext:value-type="float">
            <text:p>35.1977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2743225806" calcext:value-type="float">
            <text:p>35.31727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7624" calcext:value-type="float">
            <text:p>34.8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80508387097" calcext:value-type="float">
            <text:p>34.32805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4784" calcext:value-type="float">
            <text:p>33.72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36392258065" calcext:value-type="float">
            <text:p>33.44363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5788" calcext:value-type="float">
            <text:p>33.35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73352258064" calcext:value-type="float">
            <text:p>33.29733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4376" calcext:value-type="float">
            <text:p>33.2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84362105263" calcext:value-type="float">
            <text:p>33.328436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43824" calcext:value-type="float">
            <text:p>32.57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6021818182" calcext:value-type="float">
            <text:p>31.626602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96917647059" calcext:value-type="float">
            <text:p>31.5996917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99236" calcext:value-type="float">
            <text:p>31.849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87155862069" calcext:value-type="float">
            <text:p>31.94871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81179354839" calcext:value-type="float">
            <text:p>32.0381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9749677419" calcext:value-type="float">
            <text:p>32.11097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1936" calcext:value-type="float">
            <text:p>32.23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9452903226" calcext:value-type="float">
            <text:p>32.2299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6312" calcext:value-type="float">
            <text:p>32.25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98353548387" calcext:value-type="float">
            <text:p>32.2598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6376774194" calcext:value-type="float">
            <text:p>32.1776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20567741935" calcext:value-type="float">
            <text:p>31.9420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8472" calcext:value-type="float">
            <text:p>31.94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7865806452" calcext:value-type="float">
            <text:p>32.0047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81911428571" calcext:value-type="float">
            <text:p>32.11819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5212903226" calcext:value-type="float">
            <text:p>32.266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76547096774" calcext:value-type="float">
            <text:p>32.38765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03288" calcext:value-type="float">
            <text:p>32.45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43638709677" calcext:value-type="float">
            <text:p>32.334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54832" calcext:value-type="float">
            <text:p>32.08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78175483871" calcext:value-type="float">
            <text:p>31.7978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63254193548" calcext:value-type="float">
            <text:p>31.7563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28832" calcext:value-type="float">
            <text:p>31.60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89401290323" calcext:value-type="float">
            <text:p>31.4389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0408" calcext:value-type="float">
            <text:p>31.54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20825933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954" meta:object-count="0"/>
    <meta:user-defined meta:name="AppVersion">3.0</meta:user-defined>
  </office:meta>
</office:document-meta>
</file>